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Xss16M \</text:p>
      <text:p text:style-name="Standard"><text:s text:c="5"/>-DentityExpansionLimit=100000000 \</text:p>
      <text:p text:style-name="Standard"><text:s text:c="5"/>-Dlogback.configurationFile=conf/logback.xml \</text:p>
      <text:p text:style-name="Standard"><text:s text:c="5"/>-Dfile.encoding=UTF-8 \</text:p>
      <text:p text:style-name="Standard"><text:s text:c="5"/>-XX:CompileCommand=exclude,javax/swing/text/GlyphView,getBreakSpot \</text:p>
      <text:p text:style-name="Standard"><text:s text:c="5"/>-classpath bundles/guava.jar:bundles/logback-classic.jar:bundles/logback-core.jar:bundles/slf4j-api.jar:bin/org.apache.felix.main.jar:bin/maven-artifact.jar:bin/protege-launcher.jar \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7:25:50.819122286</meta:creation-date>
    <dc:date>2022-05-06T18:08:45.290467497</dc:date>
    <meta:editing-duration>PT32M44S</meta:editing-duration>
    <meta:editing-cycles>1</meta:editing-cycles>
    <meta:document-statistic meta:table-count="0" meta:image-count="0" meta:object-count="0" meta:page-count="1" meta:paragraph-count="6" meta:word-count="13" meta:character-count="388" meta:non-whitespace-character-count="356"/>
    <meta:generator>LibreOffice/6.4.7.2$Linux_X86_64 LibreOffice_project/40$Build-2</meta:generator>
  </office:meta>
</office:document-meta>
</file>